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105278" officeooo:paragraph-rsid="00105278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2fa26" officeooo:paragraph-rsid="0012fa26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1pt" fo:font-weight="bold" officeooo:rsid="00105278" officeooo:paragraph-rsid="00105278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font-size="18pt" fo:font-weight="bold" officeooo:rsid="00105278" officeooo:paragraph-rsid="00105278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105278" officeooo:paragraph-rsid="00105278" style:font-size-asian="15.75pt" style:font-weight-asian="bold" style:font-size-complex="18pt" style:font-weight-complex="bold"/>
    </style:style>
    <style:style style:name="P6" style:family="paragraph" style:parent-style-name="Standard" style:list-style-name="L1">
      <style:text-properties fo:font-size="18pt" fo:font-weight="bold" officeooo:rsid="00105278" officeooo:paragraph-rsid="00105278" style:font-size-asian="15.75pt" style:font-weight-asian="bold" style:font-size-complex="18pt" style:font-weight-complex="bold"/>
    </style:style>
    <style:style style:name="P7" style:family="paragraph" style:parent-style-name="Standard" style:list-style-name="L1">
      <style:text-properties fo:font-size="18pt" fo:font-weight="bold" officeooo:rsid="0011a8af" officeooo:paragraph-rsid="0011a8af" style:font-size-asian="15.75pt" style:font-weight-asian="bold" style:font-size-complex="18pt" style:font-weight-complex="bold"/>
    </style:style>
    <style:style style:name="P8" style:family="paragraph" style:parent-style-name="Standard" style:list-style-name="L1">
      <style:text-properties fo:font-size="18pt" fo:font-weight="bold" officeooo:rsid="00163de1" officeooo:paragraph-rsid="00163de1" style:font-size-asian="15.75pt" style:font-weight-asian="bold" style:font-size-complex="18pt" style:font-weight-complex="bold"/>
    </style:style>
    <style:style style:name="P9" style:family="paragraph" style:parent-style-name="Standard" style:list-style-name="L1">
      <style:text-properties fo:font-size="18pt" fo:font-weight="bold" officeooo:rsid="00168235" officeooo:paragraph-rsid="00168235" style:font-size-asian="15.75pt" style:font-weight-asian="bold" style:font-size-complex="18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7615b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96900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9d75e" style:font-size-asian="14pt" style:font-weight-asian="normal" style:font-size-complex="16pt" style:font-weight-complex="normal"/>
    </style:style>
    <style:style style:name="T6" style:family="text">
      <style:text-properties officeooo:rsid="001453a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 Proposal </text:p>
      <text:p text:style-name="P1">Blockchain Project</text:p>
      <text:p text:style-name="P1"/>
      <text:p text:style-name="P2">Group Members:</text:p>
      <text:p text:style-name="P2"><text:s text:c="9"/></text:p>
      <text:p text:style-name="P2"><text:span text:style-name="T2"><text:s text:c="9"/>Fatima Ashraf and Dania Javed Khan</text:span></text:p>
      <text:p text:style-name="P1"/>
      <text:p text:style-name="P1">Title: <text:span text:style-name="T6">The</text:span> NFT<text:span text:style-name="T6">s</text:span> Seekers</text:p>
      <text:p text:style-name="P1"/>
      <text:p text:style-name="P4">Introduction:</text:p>
      <text:p text:style-name="P4"><text:tab/><text:span text:style-name="T2">This will be an online marketplace , where people come and can create collection of their NFTs and can sell and buy them.</text:span></text:p>
      <text:p text:style-name="P4"><text:span text:style-name="T2"/></text:p>
      <text:p text:style-name="P5">Features / Functionalities:</text:p>
      <text:p text:style-name="P5"/>
      <text:list xml:id="list3775692094" text:style-name="L1">
        <text:list-item>
          <text:p text:style-name="P6"><text:span text:style-name="T2">Login/ sign up (basic)</text:span></text:p>
        </text:list-item>
        <text:list-item>
          <text:p text:style-name="P8"><text:span text:style-name="T2">Connect Wallet</text:span></text:p>
        </text:list-item>
        <text:list-item>
          <text:p text:style-name="P6"><text:span text:style-name="T5">C</text:span><text:span text:style-name="T2">reate collection</text:span><text:span text:style-name="T3">(add n</text:span><text:span text:style-name="T4">fts</text:span><text:span text:style-name="T3">)</text:span></text:p>
        </text:list-item>
        <text:list-item>
          <text:p text:style-name="P6"><text:span text:style-name="T2">Sell nfts</text:span></text:p>
        </text:list-item>
        <text:list-item>
          <text:p text:style-name="P6"><text:span text:style-name="T2">Buy nfts</text:span></text:p>
        </text:list-item>
        <text:list-item>
          <text:p text:style-name="P7"><text:span text:style-name="T2">Dashboard</text:span><text:span text:style-name="T3">(no of nfts created, sell, buy)</text:span></text:p>
        </text:list-item>
        <text:list-item>
          <text:p text:style-name="P9"><text:span text:style-name="T2">Search </text:span><text:span text:style-name="T3">(item name, collection,account address)</text:span></text:p>
        </text:list-item>
      </text:list>
      <text:p text:style-name="P5"><text:span text:style-name="T2"/></text:p>
      <text:p text:style-name="P5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02:16.983951432</meta:creation-date>
    <dc:date>2022-09-03T12:56:22.887452534</dc:date>
    <meta:editing-duration>PT43M1S</meta:editing-duration>
    <meta:editing-cycles>8</meta:editing-cycles>
    <meta:generator>LibreOffice/7.3.2.2$Linux_X86_64 LibreOffice_project/30$Build-2</meta:generator>
    <meta:document-statistic meta:table-count="0" meta:image-count="0" meta:object-count="0" meta:page-count="1" meta:paragraph-count="16" meta:word-count="74" meta:character-count="456" meta:non-whitespace-character-count="384"/>
  </office:meta>
</office:document-meta>
</file>